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<text:span text:style-name="Source_20_Text">print('Hello, world!'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0:44:15.441018113</meta:creation-date>
    <dc:date>2025-07-09T10:44:25.863046363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1"/>
    <meta:generator>LibreOffice/7.3.7.2$Linux_X86_64 LibreOffice_project/30$Build-2</meta:generator>
  </office:meta>
</office:document-meta>
</file>